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0.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0.1cm" svg:height="0.9cm" svg:x="5cm" svg:y="5.2cm">
          <text:p text:style-name="P1">JVM</text:p>
        </draw:rect>
        <draw:rect draw:style-name="gr1" draw:text-style-name="P1" draw:layer="layout" svg:width="10.1cm" svg:height="0.8cm" svg:x="5cm" svg:y="4.2cm">
          <text:p text:style-name="P1">API</text:p>
        </draw:rect>
        <draw:rect draw:style-name="gr1" draw:text-style-name="P1" draw:layer="layout" svg:width="3cm" svg:height="0.8cm" svg:x="5cm" svg:y="3.2cm">
          <text:p text:style-name="P1"><text:s/>Java App.</text:p>
        </draw:rect>
        <draw:rect draw:style-name="gr1" draw:text-style-name="P1" draw:layer="layout" svg:width="2cm" svg:height="0.8cm" svg:x="10.4cm" svg:y="3.2cm">
          <text:p text:style-name="P1">Obj. 2</text:p>
        </draw:rect>
        <draw:rect draw:style-name="gr1" draw:text-style-name="P1" draw:layer="layout" svg:width="3cm" svg:height="0.9cm" svg:x="1.3cm" svg:y="5.2cm">
          <text:p text:style-name="P1">Loader</text:p>
        </draw:rect>
        <draw:rect draw:style-name="gr1" draw:text-style-name="P1" draw:layer="layout" svg:width="2cm" svg:height="0.8cm" svg:x="8.2cm" svg:y="3.2cm">
          <text:p text:style-name="P1">Obj. 1</text:p>
        </draw:rect>
        <draw:rect draw:style-name="gr1" draw:text-style-name="P1" draw:layer="layout" svg:width="13.8cm" svg:height="0.8cm" svg:x="1.3cm" svg:y="7.4cm">
          <text:p text:style-name="P1"><text:span text:style-name="T1">μC</text:span></text:p>
        </draw:rect>
        <draw:rect draw:style-name="gr1" draw:text-style-name="P1" draw:layer="layout" svg:width="2.5cm" svg:height="0.9cm" svg:x="5cm" svg:y="6.3cm">
          <text:p text:style-name="P1">Timers</text:p>
        </draw:rect>
        <draw:rect draw:style-name="gr1" draw:text-style-name="P1" draw:layer="layout" svg:width="1.9cm" svg:height="0.9cm" svg:x="7.7cm" svg:y="6.3cm">
          <text:p text:style-name="P1">Ports</text:p>
        </draw:rect>
        <draw:rect draw:style-name="gr1" draw:text-style-name="P1" draw:layer="layout" svg:width="3.3cm" svg:height="0.9cm" svg:x="9.8cm" svg:y="6.3cm">
          <text:p text:style-name="P1">Serial Port</text:p>
        </draw:rect>
        <draw:rect draw:style-name="gr1" draw:text-style-name="P1" draw:layer="layout" svg:width="1.8cm" svg:height="0.9cm" svg:x="13.3cm" svg:y="6.3cm">
          <text:p text:style-name="P1">...</text:p>
        </draw:rect>
        <draw:rect draw:style-name="gr1" draw:text-style-name="P1" draw:layer="layout" svg:width="2.5cm" svg:height="0.8cm" svg:x="12.6cm" svg:y="3.2cm">
          <text:p text:style-name="P1">...</text:p>
        </draw:rect>
        <draw:custom-shape draw:style-name="gr2" draw:text-style-name="P2" draw:layer="layout" svg:width="1.6cm" svg:height="1.1cm" svg:x="5.6cm" svg:y="1.8cm">
          <text:p text:style-name="P1"><text:span text:style-name="T2">*.jav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1.6cm" svg:height="1.1cm" svg:x="3.5cm" svg:y="1.8cm">
          <text:p text:style-name="P1"><text:span text:style-name="T2">*.clas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1.6cm" svg:height="1.1cm" svg:x="1.4cm" svg:y="1.8cm">
          <text:p text:style-name="P1"><text:span text:style-name="T2">*.jfm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" draw:layer="layout" svg:x1="5.6cm" svg:y1="2.4cm" svg:x2="5.1cm" svg:y2="2.4cm">
          <text:p/>
        </draw:line>
        <draw:line draw:style-name="gr3" draw:text-style-name="P1" draw:layer="layout" svg:x1="3.501cm" svg:y1="2.4cm" svg:x2="3.001cm" svg:y2="2.4cm">
          <text:p/>
        </draw:line>
        <draw:line draw:style-name="gr3" draw:text-style-name="P1" draw:layer="layout" svg:x1="2.2cm" svg:y1="2.9cm" svg:x2="2.2cm" svg:y2="5.2cm">
          <text:p/>
        </draw:line>
        <draw:line draw:style-name="gr3" draw:text-style-name="P1" draw:layer="layout" svg:x1="4.302cm" svg:y1="5.7cm" svg:x2="5cm" svg:y2="5.7cm">
          <text:p/>
        </draw:line>
        <draw:custom-shape draw:style-name="gr4" draw:text-style-name="P1" draw:layer="layout" svg:width="0.3cm" svg:height="1.8cm" svg:x="15.3cm" svg:y="3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3cm" svg:height="1.9cm" svg:x="15.301cm" svg:y="5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" draw:layer="layout" svg:width="1.3cm" svg:height="0.64cm" svg:x="15.5cm" svg:y="3.8cm">
          <draw:text-box>
            <text:p text:style-name="P3"><text:span text:style-name="T3">Java</text:span></text:p>
          </draw:text-box>
        </draw:frame>
        <draw:frame draw:style-name="gr5" draw:text-style-name="P4" draw:layer="layout" svg:width="0.8cm" svg:height="0.64cm" svg:x="15.5cm" svg:y="6cm">
          <draw:text-box>
            <text:p text:style-name="P4"><text:span text:style-name="T3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io Soria Nieto</meta:initial-creator>
    <meta:creation-date>2014-10-12T20:11:51.12</meta:creation-date>
    <dc:date>2014-10-15T11:11:52.13</dc:date>
    <dc:creator>Sergio Soria Nieto</dc:creator>
    <meta:editing-duration>PT30M</meta:editing-duration>
    <meta:editing-cycles>3</meta:editing-cycles>
    <meta:generator>OpenOffice/4.1.0$Win32 OpenOffice.org_project/410m18$Build-9764</meta:generator>
    <meta:document-statistic meta:object-count="23"/>
  </office:meta>
</office:document-meta>
</file>